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style>
    <style:style style:name="P2" style:family="paragraph" style:parent-style-name="Standard" style:list-style-name="L1">
      <style:paragraph-properties fo:text-align="justify" style:justify-single-word="false"/>
      <style:text-properties style:use-window-font-color="true"/>
    </style:style>
    <style:style style:name="P3" style:family="paragraph" style:parent-style-name="Standard" style:list-style-name="L1">
      <style:paragraph-properties fo:text-align="justify" style:justify-single-word="false"/>
      <style:text-properties fo:font-weight="normal" style:font-weight-asian="normal" style:font-weight-complex="normal"/>
    </style:style>
    <style:style style:name="P4" style:family="paragraph" style:parent-style-name="Standard" style:list-style-name="L1">
      <style:paragraph-properties fo:text-align="justify" style:justify-single-word="false"/>
      <style:text-properties fo:font-style="italic" style:font-style-asian="italic" style:font-style-complex="italic"/>
    </style:style>
    <style:style style:name="T1" style:family="text">
      <style:text-properties fo:color="#008000"/>
    </style:style>
    <style:style style:name="T2" style:family="text">
      <style:text-properties fo:color="#ff0000"/>
    </style:style>
    <style:style style:name="T3" style:family="text">
      <style:text-properties style:text-underline-style="none"/>
    </style:style>
    <style:style style:name="T4" style:family="text">
      <style:text-properties style:use-window-font-color="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520572494378023591" text:style-name="L1">
        <text:list-item>
          <text:p text:style-name="P1">générale</text:p>
          <text:list>
            <text:list-item>
              <text:p text:style-name="P1">on étudiera ici Java</text:p>
            </text:list-item>
            <text:list-item>
              <text:p text:style-name="P1">Java a été développé par sun microsystème</text:p>
            </text:list-item>
            <text:list-item>
              <text:p text:style-name="P1">puis racheté par Oracle</text:p>
            </text:list-item>
            <text:list-item>
              <text:p text:style-name="P1">très portable</text:p>
            </text:list-item>
            <text:list-item>
              <text:p text:style-name="P1">quelques sortes de programmes java possibles</text:p>
              <text:list>
                <text:list-item>
                  <text:p text:style-name="P1">applications classiques – sur ordi</text:p>
                </text:list-item>
                <text:list-item>
                  <text:p text:style-name="P1">applet – applications sur le net</text:p>
                </text:list-item>
                <text:list-item>
                  <text:p text:style-name="P1">servlet – pour serveurs</text:p>
                </text:list-item>
                <text:list-item>
                  <text:p text:style-name="P1">applications mobiles</text:p>
                </text:list-item>
              </text:list>
            </text:list-item>
            <text:list-item>
              <text:p text:style-name="P1">portabilité permise par la machine virtuelle (installée → les progs java marchent)</text:p>
            </text:list-item>
            <text:list-item>
              <text:p text:style-name="P1">bytecode engendré par pré-compilation</text:p>
            </text:list-item>
            <text:list-item>
              <text:p text:style-name="P1">JVM : java virtual machine (nom de la machine virtuelle)</text:p>
            </text:list-item>
          </text:list>
        </text:list-item>
        <text:list-item>
          <text:p text:style-name="P1">bases</text:p>
          <text:list>
            <text:list-item>
              <text:p text:style-name="P1">perso</text:p>
              <text:list>
                <text:list-item>
                  <text:p text:style-name="P1">logiciel dans lequel écrire le code source : smultron pour mac gedit pour linux</text:p>
                </text:list-item>
                <text:list-item>
                  <text:p text:style-name="P1">pré-compiler en ligne de commande : javac fichier.java</text:p>
                </text:list-item>
                <text:list-item>
                  <text:p text:style-name="P1">interpréter en ligne de commande : java fichier (sans l'extension !!!)</text:p>
                </text:list-item>
                <text:list-item>
                  <text:p text:style-name="P1">extension code source : .java</text:p>
                </text:list-item>
                <text:list-item>
                  <text:p text:style-name="P1">extension byte code : .class</text:p>
                </text:list-item>
                <text:list-item>
                  <text:p text:style-name="P1">convention nommage fichier : même nom que la classe qu'il décrit</text:p>
                </text:list-item>
                <text:list-item>
                  <text:p text:style-name="P2">maitrise pas encore, voir plus tard :</text:p>
                  <text:list>
                    <text:list-item>
                      <text:p text:style-name="P2">équivalent inclusion bibliothèques en java : import java.util.[...];</text:p>
                    </text:list-item>
                    <text:list-item>
                      <text:p text:style-name="P2">mettre en place environnement demande var : import java.util.Scanner;</text:p>
                    </text:list-item>
                    <text:list-item>
                      <text:p text:style-name="P2">demander effectivement une variable à l'utilisateur</text:p>
                      <text:list>
                        <text:list-item>
                          <text:p text:style-name="P2">Scanner [nomScan] = new Scanner (System.in); // une seule fois !!!</text:p>
                        </text:list-item>
                        <text:list-item>
                          <text:p text:style-name="P2">var1 = [nomScan].next[Type]();</text:p>
                        </text:list-item>
                        <text:list-item>
                          <text:p text:style-name="P2">…</text:p>
                        </text:list-item>
                        <text:list-item>
                          <text:p text:style-name="P2">varN = [nomScan].next[Type]();</text:p>
                        </text:list-item>
                      </text:list>
                    </text:list-item>
                  </text:list>
                </text:list-item>
              </text:list>
            </text:list-item>
            <text:list-item>
              <text:p text:style-name="P1">variables et opérateurs</text:p>
              <text:list>
                <text:list-item>
                  <text:p text:style-name="P1">mémoire et langage binaire</text:p>
                  <text:list>
                    <text:list-item>
                      <text:p text:style-name="P1">binaire = seul langage compréhensible directement par la machine</text:p>
                    </text:list-item>
                    <text:list-item>
                      <text:p text:style-name="P1">unité de ce langage : 0&amp;1</text:p>
                    </text:list-item>
                    <text:list-item>
                      <text:p text:style-name="P1">octet = paquet de 8</text:p>
                    </text:list-item>
                    <text:list-item>
                      <text:p text:style-name="P1">multiples (italique : HS mais intéressant)</text:p>
                      <text:list>
                        <text:list-item>
                          <text:p text:style-name="P1">grands</text:p>
                          <text:list>
                            <text:list-item>
                              <text:p text:style-name="P3">10^3 = kilo</text:p>
                            </text:list-item>
                            <text:list-item>
                              <text:p text:style-name="P3">10^6 = mega</text:p>
                            </text:list-item>
                            <text:list-item>
                              <text:p text:style-name="P3">10^9 = giga</text:p>
                            </text:list-item>
                            <text:list-item>
                              <text:p text:style-name="P3">10^12 = tera</text:p>
                            </text:list-item>
                            <text:list-item>
                              <text:p text:style-name="P4">10^15 = péta</text:p>
                            </text:list-item>
                            <text:list-item>
                              <text:p text:style-name="P4">10^18 = exa</text:p>
                            </text:list-item>
                            <text:list-item>
                              <text:p text:style-name="P4">10^21 = zetta</text:p>
                            </text:list-item>
                            <text:list-item>
                              <text:p text:style-name="P4">10^24 = yotta</text:p>
                              <text:list>
                                <text:list-item>
                                  <text:p text:style-name="P4">échelle longue : quadrillon</text:p>
                                </text:list-item>
                                <text:list-item>
                                  <text:p text:style-name="P4">échelle courte : septillion</text:p>
                                </text:list-item>
                              </text:list>
                            </text:list-item>
                          </text:list>
                        </text:list-item>
                        <text:list-item>
                          <text:p text:style-name="P4">petits</text:p>
                          <text:list>
                            <text:list-item>
                              <text:p text:style-name="P4">10^-3 = milli</text:p>
                            </text:list-item>
                            <text:list-item>
                              <text:p text:style-name="P4">10^-6 = micro</text:p>
                            </text:list-item>
                            <text:list-item>
                              <text:p text:style-name="P4"><text:soft-page-break/>10^-9 = nano</text:p>
                            </text:list-item>
                            <text:list-item>
                              <text:p text:style-name="P4">10^-12 = pico</text:p>
                            </text:list-item>
                            <text:list-item>
                              <text:p text:style-name="P4">10^-15 = femto</text:p>
                            </text:list-item>
                            <text:list-item>
                              <text:p text:style-name="P4">10^-18 = atto</text:p>
                            </text:list-item>
                            <text:list-item>
                              <text:p text:style-name="P4">10^-21 = zepto</text:p>
                            </text:list-item>
                            <text:list-item>
                              <text:p text:style-name="P4">10^-24 = yocto</text:p>
                              <text:list>
                                <text:list-item>
                                  <text:p text:style-name="P4">échelle longue : quadrillonième</text:p>
                                </text:list-item>
                                <text:list-item>
                                  <text:p text:style-name="P4">échelle courte : septillionnième</text:p>
                                </text:list-item>
                              </text:list>
                            </text:list-item>
                          </text:list>
                        </text:list-item>
                      </text:list>
                    </text:list-item>
                    <text:list-item>
                      <text:p text:style-name="P1">traductions dans tous les sens entre base 2, 10 et 16 (et nom des bases)</text:p>
                      <text:list>
                        <text:list-item>
                          <text:p text:style-name="P1">bases</text:p>
                          <text:list>
                            <text:list-item>
                              <text:p text:style-name="P1">2 : binaire (0 a 1)</text:p>
                            </text:list-item>
                            <text:list-item>
                              <text:p text:style-name="P1">10 : décimale (0 a 9)</text:p>
                            </text:list-item>
                            <text:list-item>
                              <text:p text:style-name="P1">8 : octale (0 a 7)</text:p>
                            </text:list-item>
                            <text:list-item>
                              <text:p text:style-name="P1">16 : hexadecimale (0 a 15)</text:p>
                            </text:list-item>
                          </text:list>
                        </text:list-item>
                        <text:list-item>
                          <text:p text:style-name="P1">traductions</text:p>
                          <text:list>
                            <text:list-item>
                              <text:p text:style-name="P1">toujours passer par déc car sait pas calculer facilement dans autres bases</text:p>
                            </text:list-item>
                            <text:list-item>
                              <text:p text:style-name="P1">azerty base nimp → décimal</text:p>
                              <text:list>
                                <text:list-item>
                                  <text:p text:style-name="P1">y*nimp^0+t*nimp^1+...+a*nimp^5</text:p>
                                </text:list-item>
                                <text:list-item>
                                  <text:p text:style-name="P1">(passe par base 10 car quand on fait 5*2^4 par ex le résultat qu'on trouve est en base 10 et la somme des résultats on la fait intuitivement en base 10... Parce qu'on ne sait le calculer que comme ça)</text:p>
                                </text:list-item>
                                <text:list-item>
                                  <text:p text:style-name="P1">ex :</text:p>
                                  <text:list>
                                    <text:list-item>
                                      <text:p text:style-name="P1"><text:span text:style-name="T1">1101</text:span> (2) =</text:p>
                                    </text:list-item>
                                    <text:list-item>
                                      <text:p text:style-name="P1"><text:span text:style-name="T1">1</text:span>*2^0 + <text:span text:style-name="T1">0</text:span>*2^1 + <text:span text:style-name="T1">1</text:span>*2^2 + <text:span text:style-name="T1">1</text:span>*2^3 =</text:p>
                                    </text:list-item>
                                    <text:list-item>
                                      <text:p text:style-name="P1">1 + 0 + 4 + 8 =</text:p>
                                    </text:list-item>
                                    <text:list-item>
                                      <text:p text:style-name="P1">13 (10)</text:p>
                                    </text:list-item>
                                  </text:list>
                                </text:list-item>
                              </text:list>
                            </text:list-item>
                            <text:list-item>
                              <text:p text:style-name="P1">azerty décimale → base nimp</text:p>
                              <text:list>
                                <text:list-item>
                                  <text:p text:style-name="P1">cycle</text:p>
                                  <text:list>
                                    <text:list-item>
                                      <text:p text:style-name="P1">azerty divEuclid nimp</text:p>
                                    </text:list-item>
                                    <text:list-item>
                                      <text:p text:style-name="P1">prendre le reste</text:p>
                                    </text:list-item>
                                    <text:list-item>
                                      <text:p text:style-name="P1">répéter le cycle sur le résultat</text:p>
                                    </text:list-item>
                                    <text:list-item>
                                      <text:p text:style-name="P1">stopper quand le résultat est 0 (mais prendre quand même le reste)</text:p>
                                    </text:list-item>
                                  </text:list>
                                </text:list-item>
                                <text:list-item>
                                  <text:p text:style-name="P1">trouver le nombre</text:p>
                                  <text:list>
                                    <text:list-item>
                                      <text:p text:style-name="P1">prendre tous les restes ainsi trouvés</text:p>
                                    </text:list-item>
                                    <text:list-item>
                                      <text:p text:style-name="P1">retourner la liste</text:p>
                                    </text:list-item>
                                    <text:list-item>
                                      <text:p text:style-name="P1">on a le nombre en base nimp</text:p>
                                    </text:list-item>
                                  </text:list>
                                </text:list-item>
                                <text:list-item>
                                  <text:p text:style-name="P1">ex :</text:p>
                                  <text:list>
                                    <text:list-item>
                                      <text:p text:style-name="P1">calculs</text:p>
                                      <text:list>
                                        <text:list-item>
                                          <text:p text:style-name="P1">13 (10) / 2 = 6 reste <text:span text:style-name="T1">1</text:span></text:p>
                                        </text:list-item>
                                        <text:list-item>
                                          <text:p text:style-name="P1">6 / 2 = 3 reste <text:span text:style-name="T1">0</text:span></text:p>
                                        </text:list-item>
                                        <text:list-item>
                                          <text:p text:style-name="P1">3 / 2 = 1 reste <text:span text:style-name="T1">1</text:span></text:p>
                                        </text:list-item>
                                        <text:list-item>
                                          <text:p text:style-name="P1">1 <text:span text:style-name="T2">/ 2 = 0</text:span> reste <text:span text:style-name="T1">1</text:span> <text:span text:style-name="T2">(marque la fin)</text:span></text:p>
                                        </text:list-item>
                                      </text:list>
                                    </text:list-item>
                                    <text:list-item>
                                      <text:p text:style-name="P1">liste</text:p>
                                      <text:list>
                                        <text:list-item>
                                          <text:p text:style-name="P1">obtenue : 1011</text:p>
                                        </text:list-item>
                                        <text:list-item>
                                          <text:p text:style-name="P1">retournée : 1101</text:p>
                                        </text:list-item>
                                      </text:list>
                                    </text:list-item>
                                    <text:list-item>
                                      <text:p text:style-name="P1">→ 13(10) = <text:span text:style-name="T1">1101</text:span>(2)</text:p>
                                    </text:list-item>
                                  </text:list>
                                </text:list-item>
                              </text:list>
                            </text:list-item>
                          </text:list>
                        </text:list-item>
                      </text:list>
                    </text:list-item>
                  </text:list>
                </text:list-item>
                <text:list-item>
                  <text:p text:style-name="P1">types</text:p>
                  <text:list>
                    <text:list-item>
                      <text:p text:style-name="P1">syntaxe globale simplifiée déclaration variable</text:p>
                      <text:list>
                        <text:list-item>
                          <text:p text:style-name="P1">type nom; si variable de méthode</text:p>
                        </text:list-item>
                        <text:list-item>
                          <text:p text:style-name="P1"><text:soft-page-break/>encapsulation type nom; si attribut</text:p>
                        </text:list-item>
                      </text:list>
                    </text:list-item>
                    <text:list-item>
                      <text:p text:style-name="P1">variable : soit type primitif soit objet</text:p>
                    </text:list-item>
                    <text:list-item>
                      <text:p text:style-name="P1">4 catégories types primitifs</text:p>
                      <text:list>
                        <text:list-item>
                          <text:p text:style-name="P1">nombres entiers</text:p>
                          <text:list>
                            <text:list-item>
                              <text:p text:style-name="P1">byte (1 octet) (-128→127)</text:p>
                            </text:list-item>
                            <text:list-item>
                              <text:p text:style-name="P1">short (2 octets) (environ -32 000 → 32 000)</text:p>
                            </text:list-item>
                            <text:list-item>
                              <text:p text:style-name="P1">int (4 octets) (environ – 2 000 000 000 → 2 000 000 000)</text:p>
                            </text:list-item>
                            <text:list-item>
                              <text:p text:style-name="P1">long x = 486484646846<text:span text:style-name="T2">L</text:span>; (8 octets) (ordre du trillon 10^18)</text:p>
                            </text:list-item>
                            <text:list-item>
                              <text:p text:style-name="P1">ajout perso : unsigne<text:span text:style-name="T3">d</text:span></text:p>
                            </text:list-item>
                          </text:list>
                        </text:list-item>
                        <text:list-item>
                          <text:p text:style-name="P1">nombres réels</text:p>
                          <text:list>
                            <text:list-item>
                              <text:p text:style-name="P1">deux types + diff</text:p>
                              <text:list>
                                <text:list-item>
                                  <text:p text:style-name="P1">float sur 4 octets</text:p>
                                </text:list-item>
                                <text:list-item>
                                  <text:p text:style-name="P1">double sur 8</text:p>
                                </text:list-item>
                              </text:list>
                            </text:list-item>
                            <text:list-item>
                              <text:p text:style-name="P1">particularité fin affectation : f pour float d pour double</text:p>
                            </text:list-item>
                            <text:list-item>
                              <text:p text:style-name="P1">particularité avec nombres ronds : spécifier le ".0" (juste pour float ?)</text:p>
                            </text:list-item>
                            <text:list-item>
                              <text:p text:style-name="P1">exemples</text:p>
                              <text:list>
                                <text:list-item>
                                  <text:p text:style-name="P1">float y = -154.15645<text:span text:style-name="T2">f</text:span></text:p>
                                </text:list-item>
                                <text:list-item>
                                  <text:p text:style-name="P1">float z = 15<text:span text:style-name="T2">.0</text:span>f</text:p>
                                </text:list-item>
                                <text:list-item>
                                  <text:p text:style-name="P1">double d = 15.651564846897987997463454<text:span text:style-name="T2">d</text:span>;</text:p>
                                </text:list-item>
                              </text:list>
                            </text:list-item>
                          </text:list>
                        </text:list-item>
                        <text:list-item>
                          <text:p text:style-name="P1">caractères</text:p>
                          <text:list>
                            <text:list-item>
                              <text:p text:style-name="P1">char c = 'a';</text:p>
                            </text:list-item>
                          </text:list>
                        </text:list-item>
                        <text:list-item>
                          <text:p text:style-name="P1">booléens</text:p>
                          <text:list>
                            <text:list-item>
                              <text:p text:style-name="P1">true et false sont des valeurs comprises par java (pas besoin 0 et autre)</text:p>
                            </text:list-item>
                          </text:list>
                        </text:list-item>
                      </text:list>
                    </text:list-item>
                    <text:list-item>
                      <text:p text:style-name="P1">un type "basique" de la seconde grande classe</text:p>
                      <text:list>
                        <text:list-item>
                          <text:p text:style-name="P1"><text:span text:style-name="T2">S</text:span>tring</text:p>
                        </text:list-item>
                        <text:list-item>
                          <text:p text:style-name="P1">"syntaxe encadrement chaines"</text:p>
                        </text:list-item>
                        <text:list-item>
                          <text:p text:style-name="P1">(String s; s = "bla";) / (String s = "bla";)</text:p>
                        </text:list-item>
                        <text:list-item>
                          <text:p text:style-name="P1">initialiser avec constructeurs de string</text:p>
                          <text:list>
                            <text:list-item>
                              <text:p text:style-name="P1">String s = new String();<text:tab/>s = "bla";</text:p>
                            </text:list-item>
                            <text:list-item>
                              <text:p text:style-name="P1">OU String s = new String("bla");</text:p>
                            </text:list-item>
                          </text:list>
                        </text:list-item>
                      </text:list>
                    </text:list-item>
                    <text:list-item>
                      <text:p text:style-name="P1">conventions de nommage</text:p>
                      <text:list>
                        <text:list-item>
                          <text:p text:style-name="P1">première lettre classe = maj</text:p>
                        </text:list-item>
                        <text:list-item>
                          <text:p text:style-name="P1">première lettre variable primitive = min</text:p>
                        </text:list-item>
                        <text:list-item>
                          <text:p text:style-name="P1">plusieurs mots var → pas de séparation et maj première lettre</text:p>
                        </text:list-item>
                        <text:list-item>
                          <text:p text:style-name="P1">pas d'accents</text:p>
                        </text:list-item>
                        <text:list-item>
                          <text:p text:style-name="P1">plusieurs mots classe → pareil</text:p>
                        </text:list-item>
                        <text:list-item>
                          <text:p text:style-name="P1">(manque précision chiffres caractères spé etc)</text:p>
                        </text:list-item>
                      </text:list>
                    </text:list-item>
                    <text:list-item>
                      <text:p text:style-name="P1">déclarer et affecter plusieurs var de même type en une ligne</text:p>
                      <text:list>
                        <text:list-item>
                          <text:p text:style-name="P1">int x = 0, y = 5, z, a, b = 6;</text:p>
                        </text:list-item>
                      </text:list>
                    </text:list-item>
                  </text:list>
                </text:list-item>
                <text:list-item>
                  <text:p text:style-name="P1">opérateurs arithmétiques</text:p>
                  <text:list>
                    <text:list-item>
                      <text:p text:style-name="P1">les 5 opérateurs de base</text:p>
                      <text:list>
                        <text:list-item>
                          <text:p text:style-name="P1">+</text:p>
                        </text:list-item>
                        <text:list-item>
                          <text:p text:style-name="P1">-</text:p>
                        </text:list-item>
                        <text:list-item>
                          <text:p text:style-name="P1">/</text:p>
                        </text:list-item>
                        <text:list-item>
                          <text:p text:style-name="P1">*</text:p>
                        </text:list-item>
                        <text:list-item>
                          <text:p text:style-name="P1">%</text:p>
                        </text:list-item>
                      </text:list>
                    </text:list-item>
                    <text:list-item>
                      <text:p text:style-name="P1">affecter une variable avec une opération sur des nombres (trivial)</text:p>
                      <text:list>
                        <text:list-item>
                          <text:p text:style-name="P1">a = 3 + 4;</text:p>
                        </text:list-item>
                      </text:list>
                    </text:list-item>
                    <text:list-item>
                      <text:p text:style-name="P1">affecter une variable avec des opérations sur des variables</text:p>
                      <text:list>
                        <text:list-item>
                          <text:p text:style-name="P1"><text:soft-page-break/>les variables opérandes doivent être du même type que le résultat. Sinon, risque de tronquer ou de provoquer d'autres problèmes (tester)</text:p>
                        </text:list-item>
                      </text:list>
                    </text:list-item>
                    <text:list-item>
                      <text:p text:style-name="P1">modifier la valeur d'une variable en la prenant elle même comme opérande</text:p>
                      <text:list>
                        <text:list-item>
                          <text:p text:style-name="P1">var = var + 2;</text:p>
                        </text:list-item>
                      </text:list>
                    </text:list-item>
                    <text:list-item>
                      <text:p text:style-name="P1">raccourcis incrémentation et décrémentation</text:p>
                      <text:list>
                        <text:list-item>
                          <text:p text:style-name="P1">a++</text:p>
                          <text:list>
                            <text:list-item>
                              <text:p text:style-name="P1">regarde la valeur de a puis l'incrémente</text:p>
                            </text:list-item>
                            <text:list-item>
                              <text:p text:style-name="P1">ex 1</text:p>
                              <text:list>
                                <text:list-item>
                                  <text:p text:style-name="P1">private int a = 5;</text:p>
                                </text:list-item>
                                <text:list-item>
                                  <text:p text:style-name="P1">System.out.println(a++); // affiche 5</text:p>
                                </text:list-item>
                                <text:list-item>
                                  <text:p text:style-name="P1">System.out.println(a); // affiche 6</text:p>
                                </text:list-item>
                              </text:list>
                            </text:list-item>
                            <text:list-item>
                              <text:p text:style-name="P1">ex 2 (vérifier)</text:p>
                              <text:list>
                                <text:list-item>
                                  <text:p text:style-name="P1">private boolean b = false;</text:p>
                                </text:list-item>
                                <text:list-item>
                                  <text:p text:style-name="P1">if (b++)</text:p>
                                </text:list-item>
                                <text:list-item>
                                  <text:p text:style-name="P1">// code non regardé</text:p>
                                </text:list-item>
                              </text:list>
                            </text:list-item>
                          </text:list>
                        </text:list-item>
                        <text:list-item>
                          <text:p text:style-name="P1">++a</text:p>
                          <text:list>
                            <text:list-item>
                              <text:p text:style-name="P1">incrémente puis regarde la valeur</text:p>
                            </text:list-item>
                            <text:list-item>
                              <text:p text:style-name="P1">ex 1</text:p>
                              <text:list>
                                <text:list-item>
                                  <text:p text:style-name="P1">private int a = 5;</text:p>
                                </text:list-item>
                                <text:list-item>
                                  <text:p text:style-name="P1">System.out.println(++a); // affiche 6</text:p>
                                </text:list-item>
                                <text:list-item>
                                  <text:p text:style-name="P1">System.out.println(a); // affiche 6</text:p>
                                </text:list-item>
                              </text:list>
                            </text:list-item>
                            <text:list-item>
                              <text:p text:style-name="P1">ex 2 (vérifier)</text:p>
                              <text:list>
                                <text:list-item>
                                  <text:p text:style-name="P1">private boolean b = false;</text:p>
                                </text:list-item>
                                <text:list-item>
                                  <text:p text:style-name="P1">if (b++)</text:p>
                                </text:list-item>
                                <text:list-item>
                                  <text:p text:style-name="P1">// code exécuté</text:p>
                                </text:list-item>
                              </text:list>
                            </text:list-item>
                          </text:list>
                        </text:list-item>
                        <text:list-item>
                          <text:p text:style-name="P1">a-- analogue : regarde valeur puis décrémente</text:p>
                        </text:list-item>
                        <text:list-item>
                          <text:p text:style-name="P1">--a analogue : décrémente puis regarde valeur</text:p>
                        </text:list-item>
                      </text:list>
                    </text:list-item>
                    <text:list-item>
                      <text:p text:style-name="P1">raccourcis autres (ajouter 4, diviser par 2 etc)</text:p>
                      <text:list>
                        <text:list-item>
                          <text:p text:style-name="P1">a += 2</text:p>
                        </text:list-item>
                        <text:list-item>
                          <text:p text:style-name="P1">-=</text:p>
                        </text:list-item>
                        <text:list-item>
                          <text:p text:style-name="P1">*=</text:p>
                        </text:list-item>
                        <text:list-item>
                          <text:p text:style-name="P1">/=</text:p>
                        </text:list-item>
                        <text:list-item>
                          <text:p text:style-name="P1">%=</text:p>
                        </text:list-item>
                      </text:list>
                    </text:list-item>
                    <text:list-item>
                      <text:p text:style-name="P1">afficher variable</text:p>
                      <text:list>
                        <text:list-item>
                          <text:p text:style-name="P1">en sautant une ligne : System.out.println(var)</text:p>
                        </text:list-item>
                        <text:list-item>
                          <text:p text:style-name="P1">sans sauter de ligne : System.out.print(var)</text:p>
                        </text:list-item>
                      </text:list>
                    </text:list-item>
                    <text:list-item>
                      <text:p text:style-name="P1">concaténer une chaine avec une variable (ou n'importe quelle combinaison)</text:p>
                      <text:list>
                        <text:list-item>
                          <text:p text:style-name="P1">"a =" + a</text:p>
                        </text:list-item>
                      </text:list>
                    </text:list-item>
                    <text:list-item>
                      <text:p text:style-name="P1">afficher le résultat d'un calcul (écrire le calcul en dure dans le code)</text:p>
                      <text:list>
                        <text:list-item>
                          <text:p text:style-name="P1">System.out.println("a/4 = " + a/4);</text:p>
                        </text:list-item>
                        <text:list-item>
                          <text:p text:style-name="P1">question perso : comment différencier ces deux ordres ?</text:p>
                          <text:list>
                            <text:list-item>
                              <text:p text:style-name="P1">affiche le résultat de a+b</text:p>
                            </text:list-item>
                            <text:list-item>
                              <text:p text:style-name="P1">affiche a concaténé avec b</text:p>
                            </text:list-item>
                            <text:list-item>
                              <text:p text:style-name="P1">réponse : nombres consécutifs = additionnés, chaines consécutives = concaténées, le tout est concaténé. Sinon paranthèses</text:p>
                            </text:list-item>
                          </text:list>
                        </text:list-item>
                      </text:list>
                    </text:list-item>
                    <text:list-item>
                      <text:p text:style-name="P1">que fait (apparemment) automatiquement le compilateur lors de divisions d'entiers donnant un nombre pas entier ? Il les cast en float</text:p>
                    </text:list-item>
                    <text:list-item>
                      <text:p text:style-name="P1">du coup, si on veut être sur d'obtenir un entier... recaster en int : (int) a / b</text:p>
                    </text:list-item>
                  </text:list>
                </text:list-item>
                <text:list-item>
                  <text:p text:style-name="P1">conversion ou cast</text:p>
                  <text:list>
                    <text:list-item>
                      <text:p text:style-name="P1"><text:soft-page-break/>syntaxe castage : (type) nombre/var/calcul...</text:p>
                    </text:list-item>
                    <text:list-item>
                      <text:p text:style-name="P1">note perso</text:p>
                      <text:list>
                        <text:list-item>
                          <text:p text:style-name="P1">on veut écrire un nombre entier mais le manipuler comme un nombre réel. Genre diviser 2 par 3.</text:p>
                          <text:list>
                            <text:list-item>
                              <text:p text:style-name="P1">2/3 donne quelle valeur considérée comme étant de quel type ?</text:p>
                              <text:list>
                                <text:list-item>
                                  <text:p text:style-name="P1">donne 0 (division euclidienne)</text:p>
                                </text:list-item>
                                <text:list-item>
                                  <text:p text:style-name="P1">est considéré comme int</text:p>
                                </text:list-item>
                              </text:list>
                            </text:list-item>
                            <text:list-item>
                              <text:p text:style-name="P1">forcer à considérer comme un réel avec castage</text:p>
                              <text:list>
                                <text:list-item>
                                  <text:p text:style-name="P1">(float) 2 / (float) 3</text:p>
                                </text:list-item>
                                <text:list-item>
                                  <text:p text:style-name="P1">pas (float) (2 / 3) qui calcule 0 puis cast</text:p>
                                </text:list-item>
                              </text:list>
                            </text:list-item>
                            <text:list-item>
                              <text:p text:style-name="P1">forcer sans castage</text:p>
                              <text:list>
                                <text:list-item>
                                  <text:p text:style-name="P1">en précisant type syntaxiquement</text:p>
                                  <text:list>
                                    <text:list-item>
                                      <text:p text:style-name="P1">2f/3f</text:p>
                                    </text:list-item>
                                  </text:list>
                                </text:list-item>
                                <text:list-item>
                                  <text:p text:style-name="P1">sans préciser type syntaxiquement</text:p>
                                  <text:list>
                                    <text:list-item>
                                      <text:p text:style-name="P1">2./3. ou 2.0/3.0</text:p>
                                    </text:list-item>
                                  </text:list>
                                </text:list-item>
                                <text:list-item>
                                  <text:p text:style-name="P1">est considérer comme étant de quel type ?</text:p>
                                  <text:list>
                                    <text:list-item>
                                      <text:p text:style-name="P1">double par défaut</text:p>
                                    </text:list-item>
                                  </text:list>
                                </text:list-item>
                              </text:list>
                            </text:list-item>
                          </text:list>
                        </text:list-item>
                        <text:list-item>
                          <text:p text:style-name="P1">2.01 est considérer comme étant un double</text:p>
                        </text:list-item>
                        <text:list-item>
                          <text:p text:style-name="P1">que se passe t-il quand une précision d'une valeut n'est pas prise en compte par le type en laquelle on la cast ?</text:p>
                          <text:list>
                            <text:list-item>
                              <text:p text:style-name="P2">quand un nombre réel a une trop grande précision après la virgule</text:p>
                              <text:list>
                                <text:list-item>
                                  <text:p text:style-name="P2">troncage</text:p>
                                </text:list-item>
                              </text:list>
                            </text:list-item>
                            <text:list-item>
                              <text:p text:style-name="P2">quand un nombre entier est trop grand</text:p>
                              <text:list>
                                <text:list-item>
                                  <text:p text:style-name="P2">erreur à la compilation</text:p>
                                </text:list-item>
                              </text:list>
                            </text:list-item>
                          </text:list>
                        </text:list-item>
                        <text:list-item>
                          <text:p text:style-name="P2">peut stocker quel type dans quel type ?</text:p>
                          <text:list>
                            <text:list-item>
                              <text:p text:style-name="P2">stocker char dans byte ? : V</text:p>
                            </text:list-item>
                            <text:list-item>
                              <text:p text:style-name="P2">char dans double ? : V</text:p>
                            </text:list-item>
                            <text:list-item>
                              <text:p text:style-name="P2">double dans char ? : X</text:p>
                            </text:list-item>
                            <text:list-item>
                              <text:p text:style-name="P2">…</text:p>
                            </text:list-item>
                            <text:list-item>
                              <text:p text:style-name="P2">généralité : conditions pour stocker une valeur dans un autre type</text:p>
                              <text:list>
                                <text:list-item>
                                  <text:p text:style-name="P2">le type contenant doit être plus grand que le type contenu</text:p>
                                </text:list-item>
                              </text:list>
                            </text:list-item>
                            <text:list-item>
                              <text:p text:style-name="P2">note : pas généralité en fait, marche pas boolean → double. Illogique</text:p>
                            </text:list-item>
                          </text:list>
                        </text:list-item>
                      </text:list>
                    </text:list-item>
                    <text:list-item>
                      <text:p text:style-name="P1">pas besoin caster pour stocker opération avec int dans double : double assez grand</text:p>
                    </text:list-item>
                    <text:list-item>
                      <text:p text:style-name="P1">le cas suivant :</text:p>
                      <text:list>
                        <text:list-item>
                          <text:p text:style-name="P1">int a = 3, b = 2;</text:p>
                        </text:list-item>
                        <text:list-item>
                          <text:p text:style-name="P1">double r = a / b;</text:p>
                        </text:list-item>
                        <text:list-item>
                          <text:p text:style-name="P1">marche mais résultat division entière est stocké</text:p>
                        </text:list-item>
                        <text:list-item>
                          <text:p text:style-name="P1">régler le problème : double r = (double) a / (double) b;</text:p>
                        </text:list-item>
                      </text:list>
                    </text:list-item>
                    <text:list-item>
                      <text:p text:style-name="P1">particulier, juste pour info on verra après</text:p>
                      <text:list>
                        <text:list-item>
                          <text:p text:style-name="P1">caster un type primitif en un string</text:p>
                          <text:list>
                            <text:list-item>
                              <text:p text:style-name="P1">int i = 12;</text:p>
                            </text:list-item>
                            <text:list-item>
                              <text:p text:style-name="P1">String j = new String();</text:p>
                            </text:list-item>
                            <text:list-item>
                              <text:p text:style-name="P1">j = j.valueOf(i);</text:p>
                            </text:list-item>
                          </text:list>
                        </text:list-item>
                        <text:list-item>
                          <text:p text:style-name="P1">caster un string en un type primitif</text:p>
                          <text:list>
                            <text:list-item>
                              <text:p text:style-name="P4">int i = 12;</text:p>
                            </text:list-item>
                            <text:list-item>
                              <text:p text:style-name="P4">String j = new String();</text:p>
                            </text:list-item>
                            <text:list-item>
                              <text:p text:style-name="P4">j = j.valueOf(i);</text:p>
                            </text:list-item>
                            <text:list-item>
                              <text:p text:style-name="P1">int k = Integer.valueOf(j).intValue();</text:p>
                            </text:list-item>
                          </text:list>
                        </text:list-item>
                      </text:list>
                    </text:list-item>
                  </text:list>
                </text:list-item>
                <text:list-item>
                  <text:p text:style-name="P1"><text:soft-page-break/>depuis java 7 : le formatage des nombres</text:p>
                  <text:list>
                    <text:list-item>
                      <text:p text:style-name="P1">comment formater (espaces) un nombre (de quelque type que ce soit) en java 7 ?</text:p>
                      <text:list>
                        <text:list-item>
                          <text:p text:style-name="P1">underscore : 1_000_000</text:p>
                        </text:list-item>
                      </text:list>
                    </text:list-item>
                    <text:list-item>
                      <text:p text:style-name="P1">endroits où interdit de placer des espaces</text:p>
                      <text:list>
                        <text:list-item>
                          <text:p text:style-name="P1">début / fin / autour "point" décimal</text:p>
                        </text:list-item>
                      </text:list>
                    </text:list-item>
                    <text:list-item>
                      <text:p text:style-name="P1">écrire un nombre hexadécimal / binaire (/ autre ?)</text:p>
                      <text:list>
                        <text:list-item>
                          <text:p text:style-name="P1">0xf54 / 0b011100 / tester octal etc</text:p>
                        </text:list-item>
                      </text:list>
                    </text:list-item>
                  </text:list>
                </text:list-item>
              </text:list>
            </text:list-item>
            <text:list-item>
              <text:p text:style-name="P1">lire les entrées au clavier</text:p>
              <text:list>
                <text:list-item>
                  <text:p text:style-name="P1"/>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jfjyf jjku</meta:initial-creator>
    <meta:creation-date>2014-10-07T13:09:01</meta:creation-date>
    <meta:generator>OpenOffice/4.0.0$Unix OpenOffice.org_project/400m3$Build-9702</meta:generator>
    <dc:date>2014-10-23T15:20:32</dc:date>
    <dc:creator>yjfjyf jjku</dc:creator>
    <meta:editing-duration>PT5H16M20S</meta:editing-duration>
    <meta:editing-cycles>141</meta:editing-cycles>
    <meta:document-statistic meta:table-count="0" meta:image-count="0" meta:object-count="0" meta:page-count="6" meta:paragraph-count="245" meta:word-count="1644" meta:character-count="7939"/>
  </office:meta>
</office:document-meta>
</file>